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1470f8" officeooo:paragraph-rsid="0022a3af" style:font-size-asian="12pt" style:font-name-complex="Times New Roman1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1470f8" officeooo:paragraph-rsid="00194b48" style:font-size-asian="12pt" style:font-name-complex="Times New Roman1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39b1d9" officeooo:paragraph-rsid="0039b1d9" style:font-size-asian="12pt" style:font-name-complex="Times New Roman1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officeooo:rsid="005387fa" officeooo:paragraph-rsid="005387fa" style:font-size-asian="12pt" style:font-name-complex="Times New Roman1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194b48" officeooo:paragraph-rsid="00194b48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bold" officeooo:rsid="00194b48" officeooo:paragraph-rsid="003d3bed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cm" loext:contextual-spacing="false" fo:text-align="center" style:justify-single-word="false"/>
      <style:text-properties style:font-name="Times New Roman" fo:font-size="18pt" fo:font-weight="bold" style:font-size-asian="18pt" style:font-weight-asian="bold" style:font-name-complex="Times New Roman1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8pt" fo:font-weight="bold" style:font-size-asian="18pt" style:font-weight-asian="bold" style:font-name-complex="Times New Roman1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cm" loext:contextual-spacing="false" fo:line-height="100%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bold" officeooo:rsid="00194b48" officeooo:paragraph-rsid="005387fa" style:font-size-asian="14pt" style:font-weight-asian="bold" style:font-name-complex="Times New Roman1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2pt" fo:font-weight="normal" officeooo:rsid="00194b48" officeooo:paragraph-rsid="00194b48" style:font-size-asian="12pt" style:font-weight-asian="normal" style:font-name-complex="Times New Roman1" style:font-size-complex="12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P19" style:family="paragraph" style:parent-style-name="Text_20_body">
      <loext:graphic-properties draw:fill-gradient-name="gradient" draw:fill-hatch-name="hatch"/>
      <style:paragraph-properties fo:margin-top="0cm" fo:margin-bottom="0cm" loext:contextual-spacing="false"/>
      <style:text-properties style:font-name="Times New Roman" fo:font-size="14pt" fo:font-weight="normal" officeooo:rsid="00194b48" officeooo:paragraph-rsid="005387fa" style:font-size-asian="14pt" style:font-weight-asian="normal" style:font-name-complex="Times New Roman1" style:font-size-complex="14pt" style:font-weight-complex="normal"/>
    </style:style>
    <style:style style:name="T1" style:family="text">
      <style:text-properties officeooo:rsid="00378a53"/>
    </style:style>
    <style:style style:name="T2" style:family="text">
      <style:text-properties officeooo:rsid="00535b0f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4" style:family="text">
      <style:text-properties style:font-name="Times New Roman" fo:font-size="12pt" style:font-size-asian="12pt" style:font-name-complex="Times New Roman1"/>
    </style:style>
    <style:style style:name="T5" style:family="text">
      <style:text-properties style:font-name="Times New Roman" fo:font-size="12pt" officeooo:rsid="000d174b" style:font-size-asian="12pt" style:font-name-complex="Times New Roman1"/>
    </style:style>
    <style:style style:name="T6" style:family="text">
      <style:text-properties style:font-name="Times New Roman" fo:font-size="12pt" officeooo:rsid="0017961b" style:font-size-asian="12pt" style:font-name-complex="Times New Roman1"/>
    </style:style>
    <style:style style:name="T7" style:family="text">
      <style:text-properties style:font-name="Times New Roman" fo:font-size="12pt" officeooo:rsid="0056daaa" style:font-size-asian="12pt" style:font-name-complex="Times New Roman1"/>
    </style:style>
    <style:style style:name="T8" style:family="text">
      <style:text-properties style:font-name="Times New Roman" fo:font-size="12pt" officeooo:rsid="0058531b" style:font-size-asian="12pt" style:font-name-complex="Times New Roman1"/>
    </style:style>
    <style:style style:name="T9" style:family="text">
      <style:text-properties officeooo:rsid="0054a7b2"/>
    </style:style>
    <style:style style:name="T10" style:family="text">
      <style:text-properties officeooo:rsid="005853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OR JEGYZŐKÖNYV</text:p>
      <text:p text:style-name="P12">MOBIL ROBOT ÉPÍTÉSE</text:p>
      <text:p text:style-name="P11"/>
      <text:p text:style-name="P13"><text:span text:style-name="T3">Labor helye:<text:tab/><text:tab/><text:tab/><text:tab/></text:span><text:span text:style-name="T4">Széchenyi István Egyetem, L4--3 laboratórium,</text:span></text:p>
      <text:p text:style-name="P6"><text:tab/><text:tab/><text:tab/><text:tab/><text:tab/>9026 Győr, Egyetem tér 1.</text:p>
      <text:p text:style-name="P13"><text:span text:style-name="T3">Labor ideje:<text:tab/><text:tab/><text:tab/><text:tab/></text:span><text:span text:style-name="T4">2021. </text:span><text:span text:style-name="T6">1</text:span><text:span text:style-name="T8">1</text:span><text:span text:style-name="T4">. </text:span><text:span text:style-name="T8">22</text:span><text:span text:style-name="T4">.</text:span></text:p>
      <text:p text:style-name="P13"><text:span text:style-name="T3">Labor tárgya:</text:span><text:span text:style-name="T4"><text:tab/><text:tab/><text:tab/>Robot építése, </text:span><text:span text:style-name="T5">programozása</text:span></text:p>
      <text:p text:style-name="P13"><text:span text:style-name="T3">Labort végezte:</text:span><text:span text:style-name="T4"><text:tab/><text:tab/><text:tab/>Füleki Tamás, Császár Miksa Henrik, Balbach Dominik</text:span></text:p>
      <text:p text:style-name="P13"><text:span text:style-name="T3">Labor megrendelője:</text:span><text:span text:style-name="T4"><text:tab/><text:tab/>Hajdu Csaba</text:span></text:p>
      <text:p text:style-name="P13"/>
      <text:p text:style-name="P8">Feladat meghatározása:</text:p>
      <text:p text:style-name="P14"/>
      <text:p text:style-name="P19">Python alapú EV3DEV program. Feladat egy autonóm feladat megoldása a robottal. A következő feladat nehézség referenciaként használható:</text:p>
      <text:list xml:id="list1101031703" text:style-name="L1">
        <text:list-item>
          <text:p text:style-name="P16">A robot a távérzékelő segítségével észleli a falat és kikerülő manővert tesz.</text:p>
        </text:list-item>
      </text:list>
      <text:p text:style-name="Text_20_body">A feladat megoldásához használható Python modul. A sikeres teljesítéshez a következő dokumentumok szükségesek_</text:p>
      <text:list xml:id="list3783766351" text:style-name="L2">
        <text:list-item>
          <text:p text:style-name="P18">Jegyzőköynv a robot leírásával, a kód rövid magyarázatával</text:p>
        </text:list-item>
        <text:list-item>
          <text:p text:style-name="P18">Python kód Git-en</text:p>
        </text:list-item>
        <text:list-item>
          <text:p text:style-name="P17">Videó a működő robot</text:p>
        </text:list-item>
      </text:list>
      <text:p text:style-name="Text_20_body">Beadási határidő (soft deadline): Dec 8 éjfél</text:p>
      <text:p text:style-name="P14"/>
      <text:p text:style-name="P9">Kivitelezés:</text:p>
      <text:p text:style-name="P7"/>
      <text:p text:style-name="P7"/>
      <text:p text:style-name="P7"/>
      <text:p text:style-name="P7"/>
      <text:p text:style-name="P7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spellingerro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MT1" style:family="text">
      <style:text-properties officeooo:rsid="00378a53"/>
    </style:style>
    <style:style style:name="MT2" style:family="text">
      <style:text-properties officeooo:rsid="0058531b"/>
    </style:style>
    <style:style style:name="MT3" style:family="text">
      <style:text-properties officeooo:rsid="00535b0f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1. </text:span><text:span text:style-name="MT2">N</text:span><text:span text:style-name="MT3">ovember</text:span><text:span text:style-name="MT1"> </text:span><text:span text:style-name="MT2">22</text:span><text:span text:style-name="MT1">. </text:span><text:span text:style-name="MT2">Hétfő</text:span><text:tab/><text:tab/>PontAz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bachd99@gmail.com</meta:initial-creator>
    <meta:editing-cycles>52</meta:editing-cycles>
    <meta:creation-date>2021-09-22T15:25:00</meta:creation-date>
    <dc:date>2021-11-29T00:52:40.752206675</dc:date>
    <meta:editing-duration>PT9H57M32S</meta:editing-duration>
    <meta:generator>LibreOffice/6.4.7.2$Linux_X86_64 LibreOffice_project/40$Build-2</meta:generator>
    <meta:document-statistic meta:table-count="0" meta:image-count="0" meta:object-count="0" meta:page-count="1" meta:paragraph-count="19" meta:word-count="118" meta:character-count="837" meta:non-whitespace-character-count="724"/>
    <meta:user-defined meta:name="AppVersion">15.0000</meta:user-defined>
    <meta:template xlink:type="simple" xlink:actuate="onRequest" xlink:title="Normal" xlink:href=""/>
  </office:meta>
</office:document-meta>
</file>